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42cm" fo:min-width="1.4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28cm" fo:min-width="0.65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28cm" fo:min-width="2.11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28cm" fo:min-width="0.6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27cm" fo:min-width="2.11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47cm" fo:min-width="3.26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28cm" fo:min-width="2.11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28cm" fo:min-width="1.387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728cm" fo:min-width="1.577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728cm" fo:min-width="1.115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728cm" fo:min-width="1.2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46cm" fo:min-width="2.74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46cm" fo:min-width="3.056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728cm" fo:min-width="1.2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gr21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2pt" style:font-size-complex="12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19cm" svg:height="0.978cm" svg:x="6.996cm" svg:y="1.425cm">
          <text:p text:style-name="P1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301cm" svg:height="1.956cm" svg:x="7.178cm" svg:y="3.408cm">
          <text:p text:style-name="P1"><text:span text:style-name="T1">Système</text:span></text:p>
          <text:p text:style-name="P1"><text:span text:style-name="T1">Actif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2.615cm" svg:height="0.978cm" svg:x="12.302cm" svg:y="3.897cm">
          <text:p text:style-name="P1"><text:span text:style-name="T1">Allumer lumièr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355cm" svg:y1="2.403cm" svg:x2="8.328cm" svg:y2="3.408cm" draw:start-shape="id1" draw:end-shape="id2" svg:d="M8355 2403v503h-27v502" svg:viewBox="0 0 28 1006">
          <text:p/>
        </draw:connector>
        <draw:connector draw:style-name="gr5" draw:text-style-name="P1" draw:layer="layout" svg:x1="9.479cm" svg:y1="4.386cm" svg:x2="12.302cm" svg:y2="4.386cm" draw:start-shape="id2" draw:end-shape="id3" svg:d="M9479 4386h2823" svg:viewBox="0 0 2824 1">
          <text:p text:style-name="P3"><text:span text:style-name="T1">non</text:span></text:p>
        </draw:connector>
        <draw:custom-shape draw:style-name="gr6" draw:text-style-name="P1" xml:id="id5" draw:id="id5" draw:layer="layout" svg:width="2.3cm" svg:height="1.956cm" svg:x="7.283cm" svg:y="8.175cm">
          <text:p text:style-name="P1"><text:span text:style-name="T1">Présence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.615cm" svg:height="0.978cm" svg:x="12.302cm" svg:y="5.364cm">
          <text:p text:style-name="P1"><text:span text:style-name="T1">Éteindre </text:span><text:span text:style-name="T1">voyan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609cm" svg:y1="4.875cm" svg:x2="13.609cm" svg:y2="5.364cm" draw:start-shape="id3" draw:start-glue-point="2" draw:end-shape="id4" draw:end-glue-point="0" svg:d="M13609 4875v489" svg:viewBox="0 0 1 490">
          <text:p/>
        </draw:connector>
        <draw:custom-shape draw:style-name="gr3" draw:text-style-name="P1" xml:id="id6" draw:id="id6" draw:layer="layout" svg:width="2.615cm" svg:height="0.978cm" svg:x="12.302cm" svg:y="8.664cm">
          <text:p text:style-name="P1"><text:span text:style-name="T1">Ét</text:span><text:span text:style-name="T1">ein</text:span><text:span text:style-name="T1">dr</text:span><text:span text:style-name="T1">e </text:span><text:span text:style-name="T1">lu</text:span><text:span text:style-name="T1">mi</text:span><text:span text:style-name="T1">èr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583cm" svg:y1="9.153cm" svg:x2="12.302cm" svg:y2="9.153cm" draw:start-shape="id5" draw:end-shape="id6" svg:d="M9583 9153h2719" svg:viewBox="0 0 2720 1">
          <text:p text:style-name="P3"><text:span text:style-name="T1">non</text:span></text:p>
        </draw:connector>
        <draw:custom-shape draw:style-name="gr7" draw:text-style-name="P1" xml:id="id7" draw:id="id7" draw:layer="layout" svg:width="2.614cm" svg:height="0.977cm" svg:x="7.074cm" svg:y="6.342cm">
          <text:p text:style-name="P1"><text:span text:style-name="T1">Allumer </text:span><text:span text:style-name="T1">voya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329cm" svg:y1="5.364cm" svg:x2="8.381cm" svg:y2="6.342cm" draw:start-shape="id2" draw:start-glue-point="6" draw:end-shape="id7" draw:end-glue-point="0" svg:d="M8329 5364v489h52v489" svg:viewBox="0 0 53 979">
          <text:p text:style-name="P3"><text:span text:style-name="T1">oui</text:span></text:p>
        </draw:connector>
        <draw:connector draw:style-name="gr4" draw:text-style-name="P2" draw:layer="layout" svg:x1="8.381cm" svg:y1="7.319cm" svg:x2="8.433cm" svg:y2="8.175cm" draw:start-shape="id7" draw:start-glue-point="2" draw:end-shape="id5" draw:end-glue-point="4" svg:d="M8381 7319v428h52v428" svg:viewBox="0 0 53 857">
          <text:p/>
        </draw:connector>
        <draw:custom-shape draw:style-name="gr1" draw:text-style-name="P1" xml:id="id15" draw:id="id15" draw:layer="layout" svg:width="2.719cm" svg:height="0.978cm" svg:x="7.096cm" svg:y="26.401cm">
          <text:p text:style-name="P1"><text:span text:style-name="T1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3.764cm" svg:height="0.897cm" svg:x="11.714cm" svg:y="10.166cm">
          <text:p text:style-name="P1"><text:span text:style-name="T1">Relever et </text:span><text:span text:style-name="T1">enregistrer</text:span></text:p>
          <text:p text:style-name="P1"><text:span text:style-name="T1">l’éclairement 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609cm" svg:y1="9.642cm" svg:x2="13.596cm" svg:y2="10.166cm" draw:start-shape="id6" draw:start-glue-point="2" draw:end-shape="id8" draw:end-glue-point="0" svg:d="M13609 9642v262h-13v262" svg:viewBox="0 0 14 525">
          <text:p/>
        </draw:connector>
        <draw:connector draw:style-name="gr4" draw:text-style-name="P4" draw:layer="layout" svg:x1="15.478cm" svg:y1="10.614cm" svg:x2="8.433cm" svg:y2="8.175cm" draw:start-shape="id8" draw:start-glue-point="1" draw:end-shape="id5" draw:end-glue-point="4" svg:d="M15478 10614h501v-2940h-7546v501" svg:viewBox="0 0 7547 2941">
          <text:p/>
        </draw:connector>
        <draw:custom-shape draw:style-name="gr9" draw:text-style-name="P1" xml:id="id9" draw:id="id9" draw:layer="layout" svg:width="2.614cm" svg:height="0.978cm" svg:x="7.197cm" svg:y="10.781cm">
          <text:p text:style-name="P1"><text:span text:style-name="T1">Relever</text:span></text:p>
          <text:p text:style-name="P1"><text:span text:style-name="T1">Éclairem</text:span><text:span text:style-name="T1">ent 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433cm" svg:y1="10.131cm" svg:x2="8.504cm" svg:y2="10.781cm" draw:start-shape="id5" draw:start-glue-point="6" draw:end-shape="id9" draw:end-glue-point="0" svg:d="M8433 10131v326h71v324" svg:viewBox="0 0 72 651">
          <text:p text:style-name="P3"><text:span text:style-name="T1">oui</text:span></text:p>
        </draw:connector>
        <draw:custom-shape draw:style-name="gr10" draw:text-style-name="P1" xml:id="id10" draw:id="id10" draw:layer="layout" svg:width="3.773cm" svg:height="1.956cm" svg:x="6.587cm" svg:y="12.445cm">
          <text:p text:style-name="P1"><text:span text:style-name="T1">0  ≤ e ≤ 349 %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11" draw:id="id11" draw:layer="layout" svg:width="4.153cm" svg:height="1.955cm" svg:x="6.488cm" svg:y="15.141cm">
          <text:p text:style-name="P5"><text:span text:style-name="T1">350 ≤ e ≤ 419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2" draw:id="id12" draw:layer="layout" svg:width="3.229cm" svg:height="1.956cm" svg:x="6.961cm" svg:y="17.644cm">
          <text:p text:style-name="P5"><text:span text:style-name="T1">420 ≤ e ≤ 499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5" xml:id="id13" draw:id="id13" draw:layer="layout" svg:width="3.483cm" svg:height="1.956cm" svg:x="6.807cm" svg:y="20.243cm">
          <text:p text:style-name="P5"><text:span text:style-name="T1">500 ≤ e ≤ 600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2.302cm" svg:y1="5.853cm" svg:x2="8.381cm" svg:y2="6.342cm" draw:start-shape="id4" draw:start-glue-point="3" draw:end-shape="id7" draw:end-glue-point="0" svg:d="M12302 5853h-1307v-13h-2614v502" svg:viewBox="0 0 3922 503">
          <text:p text:style-name="P3"><text:span text:style-name="T2">après 10 minutes</text:span></text:p>
        </draw:connector>
        <draw:frame draw:style-name="gr14" draw:text-style-name="P7" draw:layer="layout" svg:width="3.728cm" svg:height="1.039cm" svg:x="10.734cm" svg:y="7.19cm">
          <draw:text-box>
            <text:p><text:span text:style-name="T2">après 10 minutes</text:span></text:p>
          </draw:text-box>
        </draw:frame>
        <draw:custom-shape draw:style-name="gr15" draw:text-style-name="P1" xml:id="id16" draw:id="id16" draw:layer="layout" svg:width="3.242cm" svg:height="0.596cm" svg:x="11.795cm" svg:y="12.953cm">
          <text:p text:style-name="P1"><text:span text:style-name="T1">Allumer les 4 LEDs 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3.556cm" svg:height="0.596cm" svg:x="11.795cm" svg:y="15.753cm">
          <text:p text:style-name="P1"><text:span text:style-name="T1">Allumer 3 des 4 LED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8" draw:id="id18" draw:layer="layout" svg:width="3.556cm" svg:height="0.596cm" svg:x="11.795cm" svg:y="18.253cm">
          <text:p text:style-name="P1"><text:span text:style-name="T1">Allumer 2 des 4 LED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20" draw:id="id20" draw:layer="layout" svg:width="3.556cm" svg:height="0.596cm" svg:x="11.795cm" svg:y="23.853cm">
          <text:p text:style-name="P1"><text:span text:style-name="T1">Éteindre les 4 LED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4" draw:id="id14" draw:layer="layout" svg:width="3.483cm" svg:height="1.956cm" svg:x="6.807cm" svg:y="23.144cm">
          <text:p text:style-name="P5"><text:span text:style-name="T1">600 &lt; e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8" xml:id="id19" draw:id="id19" draw:layer="layout" svg:width="3.242cm" svg:height="0.596cm" svg:x="11.795cm" svg:y="20.953cm">
          <text:p text:style-name="P8"><text:span text:style-name="T3">Allumer 1 des 4 LED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8.474cm" svg:y1="14.401cm" svg:x2="8.565cm" svg:y2="15.141cm" draw:start-shape="id10" draw:start-glue-point="6" draw:end-shape="id11" draw:end-glue-point="4" svg:d="M8474 14401v370h91v370" svg:viewBox="0 0 92 741">
          <text:p text:style-name="P3"><text:span text:style-name="T2">non</text:span></text:p>
        </draw:connector>
        <draw:connector draw:style-name="gr5" draw:text-style-name="P9" draw:layer="layout" svg:x1="8.565cm" svg:y1="17.096cm" svg:x2="8.575cm" svg:y2="17.644cm" draw:start-shape="id11" draw:start-glue-point="6" draw:end-shape="id12" draw:end-glue-point="4" svg:d="M8565 17096v274h10v274" svg:viewBox="0 0 11 549">
          <text:p text:style-name="P3"><text:span text:style-name="T4">non</text:span></text:p>
        </draw:connector>
        <draw:connector draw:style-name="gr4" draw:text-style-name="P3" draw:layer="layout" svg:x1="8.575cm" svg:y1="19.6cm" svg:x2="8.549cm" svg:y2="20.243cm" draw:start-shape="id12" draw:start-glue-point="6" draw:end-shape="id13" draw:end-glue-point="4" svg:d="M8575 19600v322h-26v321" svg:viewBox="0 0 27 644">
          <text:p/>
        </draw:connector>
        <draw:connector draw:style-name="gr4" draw:text-style-name="P3" draw:layer="layout" svg:x1="8.549cm" svg:y1="22.199cm" svg:x2="8.549cm" svg:y2="23.144cm" draw:start-shape="id13" draw:start-glue-point="6" draw:end-shape="id14" draw:end-glue-point="4" svg:d="M8549 22199v945" svg:viewBox="0 0 1 946">
          <text:p/>
        </draw:connector>
        <draw:connector draw:style-name="gr4" draw:text-style-name="P3" draw:layer="layout" svg:x1="8.549cm" svg:y1="25.1cm" svg:x2="8.455cm" svg:y2="26.401cm" draw:start-shape="id14" draw:start-glue-point="6" draw:end-shape="id15" draw:end-glue-point="4" svg:d="M8549 25100v651h-94v650" svg:viewBox="0 0 95 1302">
          <text:p/>
        </draw:connector>
        <draw:connector draw:style-name="gr4" draw:text-style-name="P3" draw:layer="layout" svg:x1="10.36cm" svg:y1="13.423cm" svg:x2="11.795cm" svg:y2="13.251cm" draw:start-shape="id10" draw:start-glue-point="7" draw:end-shape="id16" draw:end-glue-point="3" svg:d="M10360 13423h718v-172h717" svg:viewBox="0 0 1436 173">
          <text:p/>
        </draw:connector>
        <draw:connector draw:style-name="gr4" draw:text-style-name="P3" draw:layer="layout" draw:line-skew="0.321cm" svg:x1="15.037cm" svg:y1="13.251cm" svg:x2="9.811cm" svg:y2="11.27cm" draw:start-shape="id16" draw:start-glue-point="1" draw:end-shape="id9" draw:end-glue-point="1" svg:d="M15037 13251h822v-1981h-6048" svg:viewBox="0 0 6049 1982">
          <text:p/>
        </draw:connector>
        <draw:connector draw:style-name="gr4" draw:text-style-name="P3" draw:layer="layout" svg:x1="10.641cm" svg:y1="16.119cm" svg:x2="11.795cm" svg:y2="16.051cm" draw:start-shape="id11" draw:start-glue-point="7" draw:end-shape="id17" draw:end-glue-point="3" svg:d="M10641 16119h577v-68h577" svg:viewBox="0 0 1155 69">
          <text:p/>
        </draw:connector>
        <draw:connector draw:style-name="gr4" draw:text-style-name="P3" draw:layer="layout" svg:x1="10.19cm" svg:y1="18.622cm" svg:x2="11.795cm" svg:y2="18.551cm" draw:start-shape="id12" draw:start-glue-point="7" draw:end-shape="id18" draw:end-glue-point="3" svg:d="M10190 18622h802v-71h803" svg:viewBox="0 0 1606 72">
          <text:p/>
        </draw:connector>
        <draw:connector draw:style-name="gr4" draw:text-style-name="P3" draw:layer="layout" svg:x1="15.351cm" svg:y1="18.551cm" svg:x2="9.811cm" svg:y2="11.27cm" draw:start-shape="id18" draw:start-glue-point="1" draw:end-shape="id9" draw:end-glue-point="1" svg:d="M15351 18551h501v-7281h-6041" svg:viewBox="0 0 6042 7282">
          <text:p/>
        </draw:connector>
        <draw:connector draw:style-name="gr4" draw:text-style-name="P3" draw:layer="layout" svg:x1="10.29cm" svg:y1="21.221cm" svg:x2="11.795cm" svg:y2="21.251cm" draw:start-shape="id13" draw:start-glue-point="7" draw:end-shape="id19" draw:end-glue-point="3" svg:d="M10290 21221h753v30h752" svg:viewBox="0 0 1506 31">
          <text:p/>
        </draw:connector>
        <draw:connector draw:style-name="gr4" draw:text-style-name="P3" draw:layer="layout" draw:line-skew="0.276cm" svg:x1="15.037cm" svg:y1="21.251cm" svg:x2="9.811cm" svg:y2="11.27cm" draw:start-shape="id19" draw:start-glue-point="1" draw:end-shape="id9" svg:d="M15037 21251h777v-9981h-6003" svg:viewBox="0 0 6004 9982">
          <text:p/>
        </draw:connector>
        <draw:connector draw:style-name="gr4" draw:text-style-name="P3" draw:layer="layout" svg:x1="10.29cm" svg:y1="24.122cm" svg:x2="11.795cm" svg:y2="24.151cm" draw:start-shape="id14" draw:start-glue-point="7" draw:end-shape="id20" draw:end-glue-point="3" svg:d="M10290 24122h753v29h752" svg:viewBox="0 0 1506 30">
          <text:p/>
        </draw:connector>
        <draw:connector draw:style-name="gr4" draw:text-style-name="P3" draw:layer="layout" svg:x1="15.351cm" svg:y1="24.151cm" svg:x2="9.811cm" svg:y2="11.27cm" draw:start-shape="id20" draw:start-glue-point="1" draw:end-shape="id9" draw:end-glue-point="1" svg:d="M15351 24151h501v-12881h-6041" svg:viewBox="0 0 6042 12882">
          <text:p/>
        </draw:connector>
        <draw:connector draw:style-name="gr5" draw:text-style-name="P9" draw:layer="layout" svg:x1="8.504cm" svg:y1="11.759cm" svg:x2="8.474cm" svg:y2="12.445cm" draw:start-shape="id9" draw:start-glue-point="2" draw:end-shape="id10" draw:end-glue-point="4" svg:d="M8504 11759v343h-30v343" svg:viewBox="0 0 31 687">
          <text:p text:style-name="P3"><text:span text:style-name="T4">oui</text:span></text:p>
        </draw:connector>
        <draw:connector draw:style-name="gr4" draw:text-style-name="P3" draw:layer="layout" svg:x1="15.351cm" svg:y1="16.051cm" svg:x2="9.811cm" svg:y2="11.27cm" draw:start-shape="id17" draw:start-glue-point="1" draw:end-shape="id9" draw:end-glue-point="1" svg:d="M15351 16051h501v-4781h-6041" svg:viewBox="0 0 6042 4782">
          <text:p/>
        </draw:connector>
        <draw:frame draw:style-name="gr18" draw:text-style-name="P11" draw:layer="layout" svg:width="1.213cm" svg:height="0.725cm" svg:x="8.62cm" svg:y="19.826cm">
          <draw:text-box>
            <text:p text:style-name="P10"><text:span text:style-name="T4">non</text:span></text:p>
          </draw:text-box>
        </draw:frame>
        <draw:frame draw:style-name="gr18" draw:text-style-name="P11" draw:layer="layout" svg:width="1.213cm" svg:height="0.725cm" svg:x="8.493cm" svg:y="22.493cm">
          <draw:text-box>
            <text:p text:style-name="P10"><text:span text:style-name="T4">non</text:span></text:p>
          </draw:text-box>
        </draw:frame>
        <draw:frame draw:style-name="gr19" draw:text-style-name="P11" draw:layer="layout" svg:width="3.194cm" svg:height="0.645cm" svg:x="11.668cm" svg:y="11.698cm">
          <draw:text-box>
            <text:p text:style-name="P10"><text:span text:style-name="T2">après 10 minutes</text:span></text:p>
          </draw:text-box>
        </draw:frame>
        <draw:frame draw:style-name="gr20" draw:text-style-name="P11" draw:layer="layout" svg:width="1.069cm" svg:height="0.725cm" svg:x="10.906cm" svg:y="13.095cm">
          <draw:text-box>
            <text:p text:style-name="P10"><text:span text:style-name="T4">oui</text:span></text:p>
          </draw:text-box>
        </draw:frame>
        <draw:frame draw:style-name="gr20" draw:text-style-name="P11" draw:layer="layout" svg:width="1.069cm" svg:height="0.725cm" svg:x="10.779cm" svg:y="15.762cm">
          <draw:text-box>
            <text:p text:style-name="P10"><text:span text:style-name="T4">oui</text:span></text:p>
          </draw:text-box>
        </draw:frame>
        <draw:frame draw:style-name="gr20" draw:text-style-name="P11" draw:layer="layout" svg:width="1.069cm" svg:height="0.725cm" svg:x="10.525cm" svg:y="18.302cm">
          <draw:text-box>
            <text:p text:style-name="P10"><text:span text:style-name="T4">oui</text:span></text:p>
          </draw:text-box>
        </draw:frame>
        <draw:frame draw:style-name="gr21" draw:text-style-name="P12" draw:layer="layout" svg:width="1.069cm" svg:height="0.726cm" svg:x="10.46cm" svg:y="20.646cm">
          <draw:text-box>
            <text:p><text:span text:style-name="T4">oui</text:span></text:p>
          </draw:text-box>
        </draw:frame>
        <draw:frame draw:style-name="gr21" draw:text-style-name="P12" draw:layer="layout" svg:width="1.069cm" svg:height="0.726cm" svg:x="10.398cm" svg:y="23.509cm">
          <draw:text-box>
            <text:p><text:span text:style-name="T4">oui</text:span></text:p>
          </draw:text-box>
        </draw:frame>
        <draw:frame draw:style-name="gr18" draw:text-style-name="P11" draw:layer="layout" svg:width="1.213cm" svg:height="0.725cm" svg:x="8.494cm" svg:y="25.494cm">
          <draw:text-box>
            <text:p text:style-name="P10"><text:span text:style-name="T4">n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0:22:23.056333367</meta:creation-date>
    <dc:date>2022-04-12T11:35:27.929074607</dc:date>
    <meta:editing-duration>PT28M46S</meta:editing-duration>
    <meta:editing-cycles>7</meta:editing-cycles>
    <meta:generator>LibreOffice/6.4.7.2$Linux_X86_64 LibreOffice_project/40$Build-2</meta:generator>
    <meta:document-statistic meta:object-count="56"/>
  </office:meta>
</office:document-meta>
</file>